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448" calcext:value-type="float">
            <text:p>-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1312" calcext:value-type="float">
            <text:p>-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9664" calcext:value-type="float">
            <text:p>-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4336" calcext:value-type="float">
            <text:p>-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016" calcext:value-type="float">
            <text:p>-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2248" calcext:value-type="float">
            <text:p>-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8344" calcext:value-type="float">
            <text:p>-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4816" calcext:value-type="float">
            <text:p>-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52144" calcext:value-type="float">
            <text:p>-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72" calcext:value-type="float">
            <text:p>-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348" calcext:value-type="float">
            <text:p>-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0224" calcext:value-type="float">
            <text:p>-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592" calcext:value-type="float">
            <text:p>-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53312" calcext:value-type="float">
            <text:p>-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9032" calcext:value-type="float">
            <text:p>-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196" calcext:value-type="float">
            <text:p>-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5008" calcext:value-type="float">
            <text:p>-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3376" calcext:value-type="float">
            <text:p>-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2416" calcext:value-type="float">
            <text:p>-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4608" calcext:value-type="float">
            <text:p>-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704" calcext:value-type="float">
            <text:p>-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632" calcext:value-type="float">
            <text:p>-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5944" calcext:value-type="float">
            <text:p>-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1184" calcext:value-type="float">
            <text:p>-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536" calcext:value-type="float">
            <text:p>-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072" calcext:value-type="float">
            <text:p>-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112" calcext:value-type="float">
            <text:p>-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824" calcext:value-type="float">
            <text:p>-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052" calcext:value-type="float">
            <text:p>-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6552" calcext:value-type="float">
            <text:p>-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484" calcext:value-type="float">
            <text:p>-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6176" calcext:value-type="float">
            <text:p>-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0936" calcext:value-type="float">
            <text:p>-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7408" calcext:value-type="float">
            <text:p>-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8744" calcext:value-type="float">
            <text:p>-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5824" calcext:value-type="float">
            <text:p>-0.1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6096" calcext:value-type="float">
            <text:p>-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9144" calcext:value-type="float">
            <text:p>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2672" calcext:value-type="float">
            <text:p>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5448" calcext:value-type="float">
            <text:p>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192" calcext:value-type="float">
            <text:p>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4968" calcext:value-type="float">
            <text:p>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248" calcext:value-type="float">
            <text:p>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1816" calcext:value-type="float">
            <text:p>0.0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7432" calcext:value-type="float">
            <text:p>-0.0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9624" calcext:value-type="float">
            <text:p>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048" calcext:value-type="float">
            <text:p>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3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8056" calcext:value-type="float">
            <text:p>-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7304" calcext:value-type="float">
            <text:p>-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4088" calcext:value-type="float">
            <text:p>-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82" calcext:value-type="float">
            <text:p>-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0016" calcext:value-type="float">
            <text:p>-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472" calcext:value-type="float">
            <text:p>-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32" calcext:value-type="float">
            <text:p>-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9224" calcext:value-type="float">
            <text:p>-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888" calcext:value-type="float">
            <text:p>-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272" calcext:value-type="float">
            <text:p>-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4464" calcext:value-type="float">
            <text:p>-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5592" calcext:value-type="float">
            <text:p>-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96" calcext:value-type="float">
            <text:p>-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5968" calcext:value-type="float">
            <text:p>-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3296" calcext:value-type="float">
            <text:p>-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1168" calcext:value-type="float">
            <text:p>-0.2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384" calcext:value-type="float">
            <text:p>-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744" calcext:value-type="float">
            <text:p>-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6512" calcext:value-type="float">
            <text:p>-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5928" calcext:value-type="float">
            <text:p>-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9832" calcext:value-type="float">
            <text:p>-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4592" calcext:value-type="float">
            <text:p>-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4112" calcext:value-type="float">
            <text:p>-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8872" calcext:value-type="float">
            <text:p>-0.1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9728" calcext:value-type="float">
            <text:p>-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2776" calcext:value-type="float">
            <text:p>-0.1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7912" calcext:value-type="float">
            <text:p>-0.0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8768" calcext:value-type="float">
            <text:p>-0.0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336" calcext:value-type="float">
            <text:p>-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4216" calcext:value-type="float">
            <text:p>-0.2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812" calcext:value-type="float">
            <text:p>-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5552" calcext:value-type="float">
            <text:p>-0.2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2504" calcext:value-type="float">
            <text:p>-0.2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4696" calcext:value-type="float">
            <text:p>-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368" calcext:value-type="float">
            <text:p>-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9184" calcext:value-type="float">
            <text:p>-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6992" calcext:value-type="float">
            <text:p>-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1544" calcext:value-type="float">
            <text:p>-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8392" calcext:value-type="float">
            <text:p>-0.0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1064" calcext:value-type="float">
            <text:p>-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8016" calcext:value-type="float">
            <text:p>-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0312" calcext:value-type="float">
            <text:p>-0.2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0792" calcext:value-type="float">
            <text:p>-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2128" calcext:value-type="float">
            <text:p>-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176" calcext:value-type="float">
            <text:p>-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1272" calcext:value-type="float">
            <text:p>-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3088" calcext:value-type="float">
            <text:p>-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0352" calcext:value-type="float">
            <text:p>-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9976" calcext:value-type="float">
            <text:p>-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264" calcext:value-type="float">
            <text:p>-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008" calcext:value-type="float">
            <text:p>-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3608" calcext:value-type="float">
            <text:p>-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04" calcext:value-type="float">
            <text:p>-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724" calcext:value-type="float">
            <text:p>-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3544" calcext:value-type="float">
            <text:p>-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156" calcext:value-type="float">
            <text:p>-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5088" calcext:value-type="float">
            <text:p>-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57656" calcext:value-type="float">
            <text:p>-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7928" calcext:value-type="float">
            <text:p>-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792" calcext:value-type="float">
            <text:p>-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4024" calcext:value-type="float">
            <text:p>-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2688" calcext:value-type="float">
            <text:p>-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9264" calcext:value-type="float">
            <text:p>-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552" calcext:value-type="float">
            <text:p>-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9744" calcext:value-type="float">
            <text:p>-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8784" calcext:value-type="float">
            <text:p>-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9912" calcext:value-type="float">
            <text:p>-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2208" calcext:value-type="float">
            <text:p>-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112" calcext:value-type="float">
            <text:p>-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1352" calcext:value-type="float">
            <text:p>-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3648" calcext:value-type="float">
            <text:p>-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584" calcext:value-type="float">
            <text:p>-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488" calcext:value-type="float">
            <text:p>-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296" calcext:value-type="float">
            <text:p>-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772" calcext:value-type="float">
            <text:p>-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344" calcext:value-type="float">
            <text:p>-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392" calcext:value-type="float">
            <text:p>-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0496" calcext:value-type="float">
            <text:p>-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1832" calcext:value-type="float">
            <text:p>-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1624" calcext:value-type="float">
            <text:p>-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0288" calcext:value-type="float">
            <text:p>-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916" calcext:value-type="float">
            <text:p>-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8304" calcext:value-type="float">
            <text:p>-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6968" calcext:value-type="float">
            <text:p>-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0872" calcext:value-type="float">
            <text:p>-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3064" calcext:value-type="float">
            <text:p>-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216" calcext:value-type="float">
            <text:p>-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1456" calcext:value-type="float">
            <text:p>-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012" calcext:value-type="float">
            <text:p>-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44" calcext:value-type="float">
            <text:p>-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1248" calcext:value-type="float">
            <text:p>-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58" calcext:value-type="float">
            <text:p>-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1584" calcext:value-type="float">
            <text:p>-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2648" calcext:value-type="float">
            <text:p>-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3504" calcext:value-type="float">
            <text:p>-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912" calcext:value-type="float">
            <text:p>-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7784" calcext:value-type="float">
            <text:p>-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" calcext:value-type="float">
            <text:p>-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3776" calcext:value-type="float">
            <text:p>-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3984" calcext:value-type="float">
            <text:p>-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9536" calcext:value-type="float">
            <text:p>-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728" calcext:value-type="float">
            <text:p>-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2584" calcext:value-type="float">
            <text:p>-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6864" calcext:value-type="float">
            <text:p>-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7344" calcext:value-type="float">
            <text:p>-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0768" calcext:value-type="float">
            <text:p>-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868" calcext:value-type="float">
            <text:p>-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056" calcext:value-type="float">
            <text:p>-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8368" calcext:value-type="float">
            <text:p>-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7512" calcext:value-type="float">
            <text:p>-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9704" calcext:value-type="float">
            <text:p>-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6656" calcext:value-type="float">
            <text:p>-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5696" calcext:value-type="float">
            <text:p>-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1688" calcext:value-type="float">
            <text:p>-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544" calcext:value-type="float">
            <text:p>-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6928" calcext:value-type="float">
            <text:p>-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88" calcext:value-type="float">
            <text:p>-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4736" calcext:value-type="float">
            <text:p>-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1208" calcext:value-type="float">
            <text:p>-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9016" calcext:value-type="float">
            <text:p>-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4632" calcext:value-type="float">
            <text:p>-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5488" calcext:value-type="float">
            <text:p>-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8536" calcext:value-type="float">
            <text:p>-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768" calcext:value-type="float">
            <text:p>-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872" calcext:value-type="float">
            <text:p>-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244" calcext:value-type="float">
            <text:p>-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248" calcext:value-type="float">
            <text:p>-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808" calcext:value-type="float">
            <text:p>-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2712" calcext:value-type="float">
            <text:p>-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6136" calcext:value-type="float">
            <text:p>-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4904" calcext:value-type="float">
            <text:p>-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8704" calcext:value-type="float">
            <text:p>-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956" calcext:value-type="float">
            <text:p>-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0416" calcext:value-type="float">
            <text:p>-0.2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5656" calcext:value-type="float">
            <text:p>-0.2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7848" calcext:value-type="float">
            <text:p>-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608" calcext:value-type="float">
            <text:p>-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432" calcext:value-type="float">
            <text:p>-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24" calcext:value-type="float">
            <text:p>-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2296" calcext:value-type="float">
            <text:p>-0.0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672" calcext:value-type="float">
            <text:p>-0.0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9144" calcext:value-type="float">
            <text:p>-0.0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144" calcext:value-type="float">
            <text:p>-0.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4488" calcext:value-type="float">
            <text:p>-0.0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5344" calcext:value-type="float">
            <text:p>-0.0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1336" calcext:value-type="float">
            <text:p>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8288" calcext:value-type="float">
            <text:p>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2192" calcext:value-type="float">
            <text:p>-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1336" calcext:value-type="float">
            <text:p>-0.0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6096" calcext:value-type="float">
            <text:p>0.0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9624" calcext:value-type="float">
            <text:p>-0.0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7536" calcext:value-type="float">
            <text:p>-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576" calcext:value-type="float">
            <text:p>-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4008" calcext:value-type="float">
            <text:p>-0.0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4864" calcext:value-type="float">
            <text:p>-0.0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3736" calcext:value-type="float">
            <text:p>-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764" calcext:value-type="float">
            <text:p>-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8496" calcext:value-type="float">
            <text:p>-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208" calcext:value-type="float">
            <text:p>-0.1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4968" calcext:value-type="float">
            <text:p>-0.1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3632" calcext:value-type="float">
            <text:p>-0.1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2192" calcext:value-type="float">
            <text:p>-0.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7264" calcext:value-type="float">
            <text:p>-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1648" calcext:value-type="float">
            <text:p>-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3464" calcext:value-type="float">
            <text:p>-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7096" calcext:value-type="float">
            <text:p>-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148" calcext:value-type="float">
            <text:p>-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9288" calcext:value-type="float">
            <text:p>-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1" calcext:value-type="float">
            <text:p>-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0896" calcext:value-type="float">
            <text:p>-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13944" calcext:value-type="float">
            <text:p>-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2232" calcext:value-type="float">
            <text:p>-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6616" calcext:value-type="float">
            <text:p>-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0624" calcext:value-type="float">
            <text:p>-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672" calcext:value-type="float">
            <text:p>-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528" calcext:value-type="float">
            <text:p>-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7952" calcext:value-type="float">
            <text:p>-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4424" calcext:value-type="float">
            <text:p>-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7472" calcext:value-type="float">
            <text:p>-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624" calcext:value-type="float">
            <text:p>-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8912" calcext:value-type="float">
            <text:p>-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1104" calcext:value-type="float">
            <text:p>-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144" calcext:value-type="float">
            <text:p>-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4048" calcext:value-type="float">
            <text:p>-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0728" calcext:value-type="float">
            <text:p>-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292" calcext:value-type="float">
            <text:p>-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4256" calcext:value-type="float">
            <text:p>-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864" calcext:value-type="float">
            <text:p>-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43128" calcext:value-type="float">
            <text:p>-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2376" calcext:value-type="float">
            <text:p>-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6008" calcext:value-type="float">
            <text:p>-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436" calcext:value-type="float">
            <text:p>-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5216" calcext:value-type="float">
            <text:p>-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9496" calcext:value-type="float">
            <text:p>-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0832" calcext:value-type="float">
            <text:p>-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2168" calcext:value-type="float">
            <text:p>-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00456" calcext:value-type="float">
            <text:p>-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848" calcext:value-type="float">
            <text:p>-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4944" calcext:value-type="float">
            <text:p>-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7136" calcext:value-type="float">
            <text:p>-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676" calcext:value-type="float">
            <text:p>-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4296" calcext:value-type="float">
            <text:p>-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7448" calcext:value-type="float">
            <text:p>-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964" calcext:value-type="float">
            <text:p>-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464" calcext:value-type="float">
            <text:p>-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424" calcext:value-type="float">
            <text:p>-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728" calcext:value-type="float">
            <text:p>-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8512" calcext:value-type="float">
            <text:p>-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4128" calcext:value-type="float">
            <text:p>-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108" calcext:value-type="float">
            <text:p>-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9808" calcext:value-type="float">
            <text:p>-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3712" calcext:value-type="float">
            <text:p>-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568" calcext:value-type="float">
            <text:p>-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096" calcext:value-type="float">
            <text:p>-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8576" calcext:value-type="float">
            <text:p>-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248" calcext:value-type="float">
            <text:p>-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8952" calcext:value-type="float">
            <text:p>-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5424" calcext:value-type="float">
            <text:p>-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1896" calcext:value-type="float">
            <text:p>-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2752" calcext:value-type="float">
            <text:p>-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628" calcext:value-type="float">
            <text:p>-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144" calcext:value-type="float">
            <text:p>-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5528" calcext:value-type="float">
            <text:p>-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3816" calcext:value-type="float">
            <text:p>-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5152" calcext:value-type="float">
            <text:p>-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4672" calcext:value-type="float">
            <text:p>-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5904" calcext:value-type="float">
            <text:p>-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97992" calcext:value-type="float">
            <text:p>-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52856" calcext:value-type="float">
            <text:p>-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7616" calcext:value-type="float">
            <text:p>-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6384" calcext:value-type="float">
            <text:p>-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40664" calcext:value-type="float">
            <text:p>-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1416" calcext:value-type="float">
            <text:p>-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7032" calcext:value-type="float">
            <text:p>-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1792" calcext:value-type="float">
            <text:p>-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3024" calcext:value-type="float">
            <text:p>-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576" calcext:value-type="float">
            <text:p>-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5384" calcext:value-type="float">
            <text:p>-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2816" calcext:value-type="float">
            <text:p>-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152" calcext:value-type="float">
            <text:p>-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392" calcext:value-type="float">
            <text:p>-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3672" calcext:value-type="float">
            <text:p>-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2336" calcext:value-type="float">
            <text:p>-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2" calcext:value-type="float">
            <text:p>-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369304" calcext:value-type="float">
            <text:p>-0.63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5996903225806" calcext:value-type="float">
            <text:p>-0.515996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8216" calcext:value-type="float">
            <text:p>-0.4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37252387096774" calcext:value-type="float">
            <text:p>-0.23725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60448" calcext:value-type="float">
            <text:p>-0.2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0797935483871" calcext:value-type="float">
            <text:p>-0.1407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08" calcext:value-type="float">
            <text:p>-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22392" calcext:value-type="float">
            <text:p>-0.5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4741161290323" calcext:value-type="float">
            <text:p>-0.96474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19464" calcext:value-type="float">
            <text:p>-0.89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3225806451613" calcext:value-type="float">
            <text:p>-0.9832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676413793104" calcext:value-type="float">
            <text:p>-0.9056764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476464516129" calcext:value-type="float">
            <text:p>-0.734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88564903225806" calcext:value-type="float">
            <text:p>-0.48856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18432" calcext:value-type="float">
            <text:p>-0.4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2503225806452" calcext:value-type="float">
            <text:p>-0.07325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40156" calcext:value-type="float">
            <text:p>0.074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31058064516129" calcext:value-type="float">
            <text:p>0.023105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434864516129" calcext:value-type="float">
            <text:p>-0.454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97832" calcext:value-type="float">
            <text:p>-0.44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0446" calcext:value-type="float">
            <text:p>-0.52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995416" calcext:value-type="float">
            <text:p>-0.5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1641806451613" calcext:value-type="float">
            <text:p>-0.5016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282769230769" calcext:value-type="float">
            <text:p>-0.533282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1786838709677" calcext:value-type="float">
            <text:p>-0.2117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37651612903226" calcext:value-type="float">
            <text:p>0.01376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29232" calcext:value-type="float">
            <text:p>0.17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1328" calcext:value-type="float">
            <text:p>0.40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311664516129" calcext:value-type="float">
            <text:p>0.5031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4481806451613" calcext:value-type="float">
            <text:p>0.3644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43712" calcext:value-type="float">
            <text:p>-0.0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781935483871" calcext:value-type="float">
            <text:p>-0.39378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7012" calcext:value-type="float">
            <text:p>-0.4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3654709677419" calcext:value-type="float">
            <text:p>-0.3836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87977142857143" calcext:value-type="float">
            <text:p>-0.06879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745290322581" calcext:value-type="float">
            <text:p>0.14974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0740129032258" calcext:value-type="float">
            <text:p>0.1207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53616" calcext:value-type="float">
            <text:p>0.17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8738838709677" calcext:value-type="float">
            <text:p>0.20873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1372" calcext:value-type="float">
            <text:p>0.234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7298580645161" calcext:value-type="float">
            <text:p>0.287298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03527741935484" calcext:value-type="float">
            <text:p>-0.0203527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0584" calcext:value-type="float">
            <text:p>-0.13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6216774193548" calcext:value-type="float">
            <text:p>-0.45621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1384" calcext:value-type="float">
            <text:p>-0.1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84325161290323" calcext:value-type="float">
            <text:p>-0.068432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6497142857143" calcext:value-type="float">
            <text:p>0.02764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30074838709677" calcext:value-type="float">
            <text:p>0.02300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3088258064516" calcext:value-type="float">
            <text:p>0.1530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5904" calcext:value-type="float">
            <text:p>0.32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454709677419" calcext:value-type="float">
            <text:p>0.3074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2852" calcext:value-type="float">
            <text:p>0.2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8588129032258" calcext:value-type="float">
            <text:p>0.4285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1277419354839" calcext:value-type="float">
            <text:p>0.51127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76452" calcext:value-type="float">
            <text:p>0.107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0184516129032" calcext:value-type="float">
            <text:p>-0.37018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04488" calcext:value-type="float">
            <text:p>-0.3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724516129032" calcext:value-type="float">
            <text:p>-0.4997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5040551724138" calcext:value-type="float">
            <text:p>-0.28504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0705032258065" calcext:value-type="float">
            <text:p>-0.3807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4719225806452" calcext:value-type="float">
            <text:p>-0.1747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35504" calcext:value-type="float">
            <text:p>0.26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6361290322581" calcext:value-type="float">
            <text:p>0.50636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99708" calcext:value-type="float">
            <text:p>0.629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4362709677419" calcext:value-type="float">
            <text:p>0.71436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09935483871" calcext:value-type="float">
            <text:p>0.463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2852" calcext:value-type="float">
            <text:p>0.21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93463225806452" calcext:value-type="float">
            <text:p>0.079346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3728" calcext:value-type="float">
            <text:p>0.0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4817548387097" calcext:value-type="float">
            <text:p>0.17481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034857142857" calcext:value-type="float">
            <text:p>0.55103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6789161290323" calcext:value-type="float">
            <text:p>0.5867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948129032258" calcext:value-type="float">
            <text:p>0.6419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39736" calcext:value-type="float">
            <text:p>0.75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0727483870968" calcext:value-type="float">
            <text:p>0.8307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5688" calcext:value-type="float">
            <text:p>0.9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259264516129" calcext:value-type="float">
            <text:p>0.8825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2335741935484" calcext:value-type="float">
            <text:p>0.57233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0276" calcext:value-type="float">
            <text:p>0.43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5424774193548" calcext:value-type="float">
            <text:p>0.2154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67048" calcext:value-type="float">
            <text:p>0.4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4290580645161" calcext:value-type="float">
            <text:p>0.6042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409142857143" calcext:value-type="float">
            <text:p>0.71540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593548387097" calcext:value-type="float">
            <text:p>0.6685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4006967741935" calcext:value-type="float">
            <text:p>0.7440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7528" calcext:value-type="float">
            <text:p>0.9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709935483871" calcext:value-type="float">
            <text:p>0.96070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5652" calcext:value-type="float">
            <text:p>1.0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642580645161" calcext:value-type="float">
            <text:p>0.88064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52095483871" calcext:value-type="float">
            <text:p>1.0252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26024" calcext:value-type="float">
            <text:p>0.5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6905032258065" calcext:value-type="float">
            <text:p>0.4569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8528" calcext:value-type="float">
            <text:p>0.6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2352774193548" calcext:value-type="float">
            <text:p>0.78235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4217" calcext:value-type="float">
            <text:p>0.974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384438709677" calcext:value-type="float">
            <text:p>1.163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797367741936" calcext:value-type="float">
            <text:p>1.3379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21408" calcext:value-type="float">
            <text:p>1.48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24929032258" calcext:value-type="float">
            <text:p>1.5152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6884" calcext:value-type="float">
            <text:p>1.621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46529032258" calcext:value-type="float">
            <text:p>1.71946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88129032258" calcext:value-type="float">
            <text:p>1.6188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3832" calcext:value-type="float">
            <text:p>1.3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69935483871" calcext:value-type="float">
            <text:p>1.0726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85176" calcext:value-type="float">
            <text:p>0.7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0356" calcext:value-type="float">
            <text:p>0.615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378482758621" calcext:value-type="float">
            <text:p>0.7553784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973935483871" calcext:value-type="float">
            <text:p>0.7869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83552" calcext:value-type="float">
            <text:p>0.7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660128" calcext:value-type="float">
            <text:p>1.366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665470967742" calcext:value-type="float">
            <text:p>1.5266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6784" calcext:value-type="float">
            <text:p>1.5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394219354839" calcext:value-type="float">
            <text:p>1.5039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6916129032" calcext:value-type="float">
            <text:p>1.3411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3624" calcext:value-type="float">
            <text:p>1.04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88232" calcext:value-type="float">
            <text:p>0.38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22896" calcext:value-type="float">
            <text:p>0.74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12567741936" calcext:value-type="float">
            <text:p>1.030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189685714286" calcext:value-type="float">
            <text:p>1.3518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786941935484" calcext:value-type="float">
            <text:p>1.437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0888" calcext:value-type="float">
            <text:p>1.44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987612903226" calcext:value-type="float">
            <text:p>1.589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0572" calcext:value-type="float">
            <text:p>1.626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814683870968" calcext:value-type="float">
            <text:p>1.5681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686890322581" calcext:value-type="float">
            <text:p>1.39686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07952" calcext:value-type="float">
            <text:p>1.1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8541419354839" calcext:value-type="float">
            <text:p>0.7185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54416" calcext:value-type="float">
            <text:p>0.81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755612903226" calcext:value-type="float">
            <text:p>0.9697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2725333333333" calcext:value-type="float">
            <text:p>0.892725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9440387096774" calcext:value-type="float">
            <text:p>0.97944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190709677419" calcext:value-type="float">
            <text:p>1.0019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0576" calcext:value-type="float">
            <text:p>1.045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67535483871" calcext:value-type="float">
            <text:p>1.186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13736" calcext:value-type="float">
            <text:p>1.5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03251612903" calcext:value-type="float">
            <text:p>1.4400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73935483871" calcext:value-type="float">
            <text:p>1.3927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60892" calcext:value-type="float">
            <text:p>0.86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743111111111" calcext:value-type="float">
            <text:p>0.498743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96504" calcext:value-type="float">
            <text:p>0.8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892903225806" calcext:value-type="float">
            <text:p>0.82689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718089552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679" calcext:value-type="float">
            <text:p>0.987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48" meta:object-count="0"/>
    <meta:user-defined meta:name="AppVersion">3.0</meta:user-defined>
  </office:meta>
</office:document-meta>
</file>